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7790" officeooo:paragraph-rsid="00157790"/>
    </style:style>
    <style:style style:name="P2" style:family="paragraph" style:parent-style-name="Text_20_body">
      <style:text-properties officeooo:rsid="00189f06" officeooo:paragraph-rsid="00189f06"/>
    </style:style>
    <style:style style:name="P3" style:family="paragraph" style:parent-style-name="code">
      <style:text-properties style:font-name="Courier 10 Pitch1"/>
    </style:style>
    <style:style style:name="P4" style:family="paragraph" style:parent-style-name="Text_20_body" style:list-style-name="L1">
      <style:text-properties officeooo:paragraph-rsid="0008e52b"/>
    </style:style>
    <style:style style:name="P5" style:family="paragraph" style:parent-style-name="Text_20_body" style:list-style-name="L1">
      <style:text-properties officeooo:rsid="0014dd87" officeooo:paragraph-rsid="0014dd87"/>
    </style:style>
    <style:style style:name="P6" style:family="paragraph" style:parent-style-name="Text_20_body" style:list-style-name="L1">
      <style:text-properties officeooo:rsid="00157790" officeooo:paragraph-rsid="00157790"/>
    </style:style>
    <style:style style:name="P7" style:family="paragraph" style:parent-style-name="Heading_20_2">
      <style:text-properties officeooo:rsid="00157790" officeooo:paragraph-rsid="00157790"/>
    </style:style>
    <style:style style:name="T1" style:family="text">
      <style:text-properties officeooo:rsid="0014dd87"/>
    </style:style>
    <style:style style:name="T2" style:family="text">
      <style:text-properties officeooo:rsid="00157790"/>
    </style:style>
    <style:style style:name="T3" style:family="text">
      <style:text-properties officeooo:rsid="0019cb59"/>
    </style:style>
    <style:style style:name="T4" style:family="text">
      <style:text-properties officeooo:rsid="001bfa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 <text:span text:style-name="T1">Loops</text:span></text:h>
      <text:p text:style-name="Text_20_body"/>
      <text:list xml:id="list3789024355939624307" text:style-name="L1">
        <text:list-item>
          <text:p text:style-name="P5">Don't use <text:span text:style-name="code_5f_keyword">for</text:span>, <text:span text:style-name="code_5f_keyword">for … </text:span><text:span text:style-name="code_5f_keyword"><text:span text:style-name="T4">in</text:span></text:span><text:span text:style-name="T2">, </text:span><text:span text:style-name="code_5f_keyword">while</text:span><text:span text:style-name="T2">, </text:span><text:span text:style-name="code_5f_keyword">do</text:span></text:p>
        </text:list-item>
        <text:list-item>
          <text:p text:style-name="P6">Use <text:span text:style-name="code_5f_keyword">map</text:span>, <text:span text:style-name="code_5f_keyword">reduce</text:span>, <text:span text:style-name="code_5f_keyword">filter</text:span>, <text:span text:style-name="code_5f_keyword">every</text:span>, <text:span text:style-name="code_5f_keyword">some</text:span></text:p>
        </text:list-item>
        <text:list-item>
          <text:p text:style-name="P6">Provide <text:span text:style-name="code_5f_keyword">=&gt;</text:span>-functions without <text:span text:style-name="code_5f_keyword">return</text:span>-keyword as arguments</text:p>
        </text:list-item>
        <text:list-item>
          <text:p text:style-name="P6">Try to avoid <text:span text:style-name="code_5f_keyword">forEach</text:span> and recursion</text:p>
        </text:list-item>
        <text:list-item>
          <text:p text:style-name="P6">don't start with the rules, start with the board/<text:span text:style-name="T3">neighbor-detection</text:span></text:p>
          <text:p text:style-name="P4"/>
        </text:list-item>
      </text:list>
      <text:h text:style-name="P7" text:outline-level="2">Example</text:h>
      <text:p text:style-name="P1">Instead of</text:p>
      <text:p text:style-name="code">function square(values) {</text:p>
      <text:p text:style-name="code"><text:tab/>var result = [];</text:p>
      <text:p text:style-name="code"><text:tab/>for (var i = 0; i &lt; values.length; ++i) {</text:p>
      <text:p text:style-name="code"><text:tab/> <text:s text:c="3"/>result.push(values[i] * values[i]);</text:p>
      <text:p text:style-name="code"><text:tab/>}</text:p>
      <text:p text:style-name="code"><text:s text:c="2"/><text:tab/>return result;</text:p>
      <text:p text:style-name="code">}</text:p>
      <text:p text:style-name="P2"><text:line-break/>do this:</text:p>
      <text:p text:style-name="code">square = (values) =&gt; values.map((v) =&gt; v * v);</text:p>
      <text:p text:style-name="P3">console.log(square([1, 2, 3]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master-page-name="">
      <style:paragraph-properties fo:margin-left="0.3in" fo:margin-right="0in" fo:margin-top="0.2in" fo:margin-bottom="0in" style:contextual-spacing="false" fo:text-indent="0in" style:auto-text-indent="false" style:page-number="auto" fo:background-color="#dddddd" fo:padding="0.1201in" fo:border="0.06pt solid #000000" style:shadow="none">
        <style:tab-stops/>
        <style:background-image/>
      </style:paragraph-properties>
      <style:text-properties style:font-name="Courier 10 Pitch" fo:font-family="'Courier 10 Pitch'" style:font-style-name="Regular" style:font-pitch="fixed" officeooo:rsid="0017c44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_5f_keyword" style:display-name="code_keyword" style:family="text">
      <style:text-properties fo:color="#6666ff" style:font-name="Courier 10 Pitch" fo:font-family="'Courier 10 Pitch'" style:font-style-name="Regular" style:font-pitch="fixed" officeooo:rsid="00157790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Emrich</meta:initial-creator>
    <meta:creation-date>2015-01-13T12:06:54.098068205</meta:creation-date>
    <dc:date>2015-04-20T18:38:43.915536038</dc:date>
    <dc:creator>Marco Emrich</dc:creator>
    <meta:editing-duration>PT2H29M39S</meta:editing-duration>
    <meta:editing-cycles>24</meta:editing-cycles>
    <meta:generator>LibreOffice/4.2.7.2$Linux_X86_64 LibreOffice_project/420m0$Build-2</meta:generator>
    <meta:printed-by>Marco Emrich</meta:printed-by>
    <meta:print-date>2015-04-20T13:53:25.106427954</meta:print-date>
    <meta:document-statistic meta:table-count="0" meta:image-count="0" meta:object-count="0" meta:page-count="1" meta:paragraph-count="19" meta:word-count="84" meta:character-count="488" meta:non-whitespace-character-count="416"/>
  </office:meta>
</office:document-meta>
</file>